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oto Sans" fo:font-size="9pt" style:font-size-asian="9pt" style:font-size-complex="9pt"/>
    </style:style>
    <style:style style:name="ce3" style:family="table-cell" style:parent-style-name="Default" style:data-style-name="N109">
      <style:text-properties style:font-name="Noto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/ms</text:p>
          </table:table-cell>
          <table:table-cell office:value-type="string" calcext:value-type="string">
            <text:p>U/V</text:p>
          </table:table-cell>
          <table:table-cell office:value-type="string" calcext:value-type="string">
            <text:p>delta t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3" calcext:value-type="float">
            <text:p>3.9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.29" calcext:value-type="float">
            <text:p>3.2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.93" calcext:value-type="float">
            <text:p>2.9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.33" calcext:value-type="float">
            <text:p>2.3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.73" calcext:value-type="float">
            <text:p>1.7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57" calcext:value-type="float">
            <text:p>1.57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29" calcext:value-type="float">
            <text:p>1.2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3" office:value-type="float" office:value="0.88" calcext:value-type="float">
            <text:p>0.88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3" office:value-type="float" office:value="0.72" calcext:value-type="float">
            <text:p>0.72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3" office:value-type="float" office:value="0.6" calcext:value-type="float">
            <text:p>0.600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3" office:value-type="float" office:value="0.52" calcext:value-type="float">
            <text:p>0.520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3" office:value-type="float" office:value="0.44" calcext:value-type="float">
            <text:p>0.440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00-00-00</text:date>, <text:time style:data-style-name="N2" text:time-value="13:38:31.108456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0T13:38:32.406395505</meta:creation-date>
    <dc:title>Noto Sans</dc:title>
    <meta:editing-duration>PT53M43S</meta:editing-duration>
    <meta:editing-cycles>6</meta:editing-cycles>
    <meta:generator>LibreOffice/6.4.5.2$Linux_X86_64 LibreOffice_project/40$Build-2</meta:generator>
    <meta:initial-creator>Yudong Sun</meta:initial-creator>
    <dc:date>2020-08-20T17:12:36.151190842</dc:date>
    <dc:creator>Yudong Sun</dc:creator>
    <meta:document-statistic meta:table-count="1" meta:cell-count="42" meta:object-count="0"/>
    <meta:template xlink:type="simple" xlink:actuate="onRequest" xlink:title="Noto Sans" xlink:href="../../../../../../../../../home/sunyudong/Templates/Noto%20Sans1.ots" meta:date="2020-08-20T13:38:31.243130095"/>
  </office:meta>
</office:document-meta>
</file>